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daa36" officeooo:paragraph-rsid="001daa36" style:font-size-asian="13.1000003814697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daa36" officeooo:paragraph-rsid="001daa3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daa36" officeooo:paragraph-rsid="001daa36" style:font-size-asian="10.5pt" style:font-size-complex="12pt"/>
    </style:style>
    <style:style style:name="P4" style:family="paragraph" style:parent-style-name="Header">
      <style:text-properties officeooo:rsid="001daa36" officeooo:paragraph-rsid="001da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u projet de Développement d’application nomade</text:p>
      <text:p text:style-name="P2"/>
      <text:p text:style-name="P3">Se qui a été fait :</text:p>
      <text:p text:style-name="P3">- Création, modification, suppression des tâches</text:p>
      <text:p text:style-name="P3">- Gestion de priorité</text:p>
      <text:p text:style-name="P3">- Gestion des deadlines</text:p>
      <text:p text:style-name="P3">- Possibilité de trier par priorité ou par deadline</text:p>
      <text:p text:style-name="P3">- Base de données internet (via Sugar ORM)</text:p>
      <text:p text:style-name="P3">- Base de données externe (via FireBase)</text:p>
      <text:p text:style-name="P3">- Gestion de l’avancement des tâches (par une barre de progression)</text:p>
      <text:p text:style-name="P3">- Système d’alarme</text:p>
      <text:p text:style-name="P3"/>
      <text:p text:style-name="P3">- <text:s/>partager la tâche avec d’autres applications/utilisateurs (envoi par mail, sms, bluetooth,…) ?</text:p>
      <text:p text:style-name="P3"/>
      <text:p text:style-name="P3">Se qu’il resterait à faire :</text:p>
      <text:p text:style-name="P3">- Afficher un widget sur l’écran d'accueil affichant une sélection de tâches</text:p>
      <text:p text:style-name="P3">- De travailler à plusieurs sur une tâche et assigner des sous tâches aux participants</text:p>
      <text:p text:style-name="P3">- d’exposer les données de l’application par un content provider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aa36" officeooo:paragraph-rsid="001daa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NAULT Alexis</text:p>
        <text:p text:style-name="MP1">BREGEON Dany</text:p>
        <text:p text:style-name="MP1">MONET Lois</text:p>
        <text:p text:style-name="MP1">PITROU Adr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5:23:53.288042095</meta:creation-date>
    <dc:date>2019-01-13T15:34:33.609569079</dc:date>
    <meta:editing-duration>PT30S</meta:editing-duration>
    <meta:editing-cycles>1</meta:editing-cycles>
    <meta:document-statistic meta:table-count="0" meta:image-count="0" meta:object-count="0" meta:page-count="1" meta:paragraph-count="19" meta:word-count="129" meta:character-count="784" meta:non-whitespace-character-count="673"/>
    <meta:generator>LibreOffice/5.1.6.2$Linux_X86_64 LibreOffice_project/10m0$Build-2</meta:generator>
  </office:meta>
</office:document-meta>
</file>